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Medium" svg:font-family="'Whitne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778899" draw:marker-start-width="0.252cm" draw:marker-end-width="0.252cm" draw:fill-color="#d3d3d3" draw:textarea-horizontal-align="justify" draw:textarea-vertical-align="middle" draw:auto-grow-height="false" fo:min-height="0.351cm" fo:min-width="0.736cm" fo:padding-top="0.142cm" fo:padding-bottom="0.142cm" fo:padding-left="0.267cm" fo:padding-right="0.267cm" draw:shadow="visible" draw:shadow-offset-x="0.071cm" draw:shadow-offset-y="0.071cm" draw:shadow-opacity="50%"/>
    </style:style>
    <style:style style:name="gr2" style:family="graphic" style:parent-style-name="standard">
      <style:graphic-properties svg:stroke-width="0.035cm" svg:stroke-color="#778899" draw:marker-start-width="0.252cm" draw:marker-end-width="0.252cm" draw:fill-color="#5c2d91" draw:textarea-horizontal-align="justify" draw:textarea-vertical-align="middle" draw:auto-grow-height="false" fo:min-height="0.351cm" fo:min-width="6.324cm" fo:padding-top="0.142cm" fo:padding-bottom="0.142cm" fo:padding-left="0.267cm" fo:padding-right="0.267cm" draw:shadow="visible" draw:shadow-offset-x="0.071cm" draw:shadow-offset-y="0.071cm" draw:shadow-opacity="50%"/>
    </style:style>
    <style:style style:name="gr3" style:family="graphic" style:parent-style-name="standard">
      <style:graphic-properties svg:stroke-width="0.035cm" svg:stroke-color="#778899" draw:marker-start-width="0.252cm" draw:marker-end-width="0.252cm" draw:fill-color="#0066b3" draw:textarea-horizontal-align="justify" draw:textarea-vertical-align="middle" draw:auto-grow-height="false" fo:min-height="0.351cm" fo:min-width="4.546cm" fo:padding-top="0.142cm" fo:padding-bottom="0.142cm" fo:padding-left="0.267cm" fo:padding-right="0.267cm" draw:shadow="visible" draw:shadow-offset-x="0.071cm" draw:shadow-offset-y="0.071cm" draw:shadow-opacity="50%"/>
    </style:style>
    <style:style style:name="gr4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10.896cm" fo:padding-top="0.142cm" fo:padding-bottom="0.142cm" fo:padding-left="0.267cm" fo:padding-right="0.267cm" draw:shadow="visible" draw:shadow-offset-x="0.071cm" draw:shadow-offset-y="0.071cm" draw:shadow-opacity="50%"/>
    </style:style>
    <style:style style:name="gr5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3.911cm" fo:padding-top="0.142cm" fo:padding-bottom="0.142cm" fo:padding-left="0.267cm" fo:padding-right="0.267cm" draw:shadow="visible" draw:shadow-offset-x="0.071cm" draw:shadow-offset-y="0.071cm" draw:shadow-opacity="50%"/>
    </style:style>
    <style:style style:name="gr6" style:family="graphic" style:parent-style-name="standard">
      <style:graphic-properties svg:stroke-width="0.035cm" svg:stroke-color="#778899" draw:marker-start-width="0.252cm" draw:marker-end-width="0.252cm" draw:fill-color="#826aaf" draw:textarea-horizontal-align="justify" draw:textarea-vertical-align="middle" draw:auto-grow-height="false" fo:min-height="0.351cm" fo:min-width="6.451cm" fo:padding-top="0.142cm" fo:padding-bottom="0.142cm" fo:padding-left="0.267cm" fo:padding-right="0.267cm" draw:shadow="visible" draw:shadow-offset-x="0.071cm" draw:shadow-offset-y="0.071cm" draw:shadow-opacity="50%"/>
    </style:style>
    <style:style style:name="gr7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9.118cm" fo:padding-top="0.142cm" fo:padding-bottom="0.142cm" fo:padding-left="0.267cm" fo:padding-right="0.267cm" draw:shadow="visible" draw:shadow-offset-x="0.071cm" draw:shadow-offset-y="0.071cm" draw:shadow-opacity="50%"/>
    </style:style>
    <style:style style:name="gr8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5.181cm" fo:padding-top="0.142cm" fo:padding-bottom="0.142cm" fo:padding-left="0.267cm" fo:padding-right="0.267cm" draw:shadow="visible" draw:shadow-offset-x="0.071cm" draw:shadow-offset-y="0.071cm" draw:shadow-opacity="50%"/>
    </style:style>
    <style:style style:name="gr9" style:family="graphic" style:parent-style-name="standard">
      <style:graphic-properties svg:stroke-width="0.035cm" svg:stroke-color="#778899" draw:marker-start-width="0.252cm" draw:marker-end-width="0.252cm" draw:fill-color="#c2e0ae" draw:textarea-horizontal-align="justify" draw:textarea-vertical-align="middle" draw:auto-grow-height="false" fo:min-height="0.351cm" fo:min-width="5.181cm" fo:padding-top="0.142cm" fo:padding-bottom="0.142cm" fo:padding-left="0.267cm" fo:padding-right="0.267cm" draw:shadow="visible" draw:shadow-offset-x="0.071cm" draw:shadow-offset-y="0.071cm" draw:shadow-opacity="50%"/>
    </style:style>
    <style:style style:name="gr10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8.356cm" fo:padding-top="0.142cm" fo:padding-bottom="0.142cm" fo:padding-left="0.267cm" fo:padding-right="0.267cm" draw:shadow="visible" draw:shadow-offset-x="0.071cm" draw:shadow-offset-y="0.071cm" draw:shadow-opacity="50%"/>
    </style:style>
    <style:style style:name="gr11" style:family="graphic" style:parent-style-name="standard">
      <style:graphic-properties svg:stroke-width="0.035cm" svg:stroke-color="#778899" draw:marker-start-width="0.252cm" draw:marker-end-width="0.252cm" draw:fill-color="#e0efd4" draw:textarea-horizontal-align="justify" draw:textarea-vertical-align="middle" draw:auto-grow-height="false" fo:min-height="0.351cm" fo:min-width="2.006cm" fo:padding-top="0.142cm" fo:padding-bottom="0.142cm" fo:padding-left="0.267cm" fo:padding-right="0.267cm" draw:shadow="visible" draw:shadow-offset-x="0.071cm" draw:shadow-offset-y="0.071cm" draw:shadow-opacity="50%"/>
    </style:style>
    <style:style style:name="gr12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1.371cm" fo:padding-top="0.142cm" fo:padding-bottom="0.142cm" fo:padding-left="0.267cm" fo:padding-right="0.267cm" draw:shadow="visible" draw:shadow-offset-x="0.071cm" draw:shadow-offset-y="0.071cm" draw:shadow-opacity="50%"/>
    </style:style>
    <style:style style:name="gr13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7.721cm" fo:padding-top="0.142cm" fo:padding-bottom="0.142cm" fo:padding-left="0.267cm" fo:padding-right="0.267cm" draw:shadow="visible" draw:shadow-offset-x="0.071cm" draw:shadow-offset-y="0.071cm" draw:shadow-opacity="50%"/>
    </style:style>
    <style:style style:name="gr14" style:family="graphic" style:parent-style-name="standard">
      <style:graphic-properties svg:stroke-width="0.035cm" svg:stroke-color="#778899" draw:marker-start-width="0.252cm" draw:marker-end-width="0.252cm" draw:fill-color="#e0efd4" draw:textarea-horizontal-align="justify" draw:textarea-vertical-align="middle" draw:auto-grow-height="false" fo:min-height="0.351cm" fo:min-width="2.641cm" fo:padding-top="0.142cm" fo:padding-bottom="0.142cm" fo:padding-left="0.267cm" fo:padding-right="0.267cm" draw:shadow="visible" draw:shadow-offset-x="0.071cm" draw:shadow-offset-y="0.071cm" draw:shadow-opacity="50%"/>
    </style:style>
    <style:style style:name="gr15" style:family="graphic" style:parent-style-name="standard">
      <style:graphic-properties svg:stroke-width="0.035cm" svg:stroke-color="#778899" draw:marker-start-width="0.252cm" draw:marker-end-width="0.252cm" draw:fill-color="#0066b3" draw:textarea-horizontal-align="justify" draw:textarea-vertical-align="middle" draw:auto-grow-height="false" fo:min-height="0.351cm" fo:min-width="4.546cm" fo:padding-top="0.142cm" fo:padding-bottom="0.142cm" fo:padding-left="0.267cm" fo:padding-right="0.267cm" draw:shadow="visible" draw:shadow-offset-x="0.071cm" draw:shadow-offset-y="0.071cm" draw:shadow-opacity="50%"/>
    </style:style>
    <style:style style:name="gr16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5.816cm" fo:padding-top="0.142cm" fo:padding-bottom="0.142cm" fo:padding-left="0.267cm" fo:padding-right="0.267cm" draw:shadow="visible" draw:shadow-offset-x="0.071cm" draw:shadow-offset-y="0.071cm" draw:shadow-opacity="50%"/>
    </style:style>
    <style:style style:name="gr17" style:family="graphic" style:parent-style-name="standard">
      <style:graphic-properties svg:stroke-width="0.035cm" svg:stroke-color="#778899" draw:marker-start-width="0.252cm" draw:marker-end-width="0.252cm" draw:fill="solid" draw:fill-color="#d3d3d3" draw:textarea-horizontal-align="justify" draw:textarea-vertical-align="middle" draw:auto-grow-height="false" fo:min-height="0.351cm" fo:min-width="1.371cm" fo:padding-top="0.142cm" fo:padding-bottom="0.142cm" fo:padding-left="0.267cm" fo:padding-right="0.267cm" draw:shadow="visible" draw:shadow-offset-x="0.071cm" draw:shadow-offset-y="0.071cm" draw:shadow-opacity="50%"/>
    </style:style>
    <style:style style:name="gr18" style:family="graphic" style:parent-style-name="standard">
      <style:graphic-properties svg:stroke-width="0.035cm" svg:stroke-color="#778899" draw:marker-start-width="0.252cm" draw:marker-end-width="0.252cm" draw:fill-color="#0066b3" draw:textarea-horizontal-align="justify" draw:textarea-vertical-align="middle" draw:auto-grow-height="false" fo:min-height="0.351cm" fo:min-width="2.768cm" fo:padding-top="0.142cm" fo:padding-bottom="0.142cm" fo:padding-left="0.267cm" fo:padding-right="0.267cm" draw:shadow="visible" draw:shadow-offset-x="0.071cm" draw:shadow-offset-y="0.071cm" draw:shadow-opacity="50%"/>
    </style:style>
    <style:style style:name="gr19" style:family="graphic" style:parent-style-name="standard">
      <style:graphic-properties svg:stroke-width="0.035cm" svg:stroke-color="#778899" draw:marker-start-width="0.304cm" draw:marker-end-width="0.304cm" draw:fill-color="#5c2d91" draw:textarea-horizontal-align="justify" draw:textarea-vertical-align="middle" draw:auto-grow-height="false" fo:min-height="0.352cm" fo:min-width="2.896cm" fo:padding-top="0.142cm" fo:padding-bottom="0.142cm" fo:padding-left="0.267cm" fo:padding-right="0.267cm" draw:shadow="visible" draw:shadow-offset-x="0.071cm" draw:shadow-offset-y="0.071cm" draw:shadow-opacity="50%"/>
    </style:style>
    <style:style style:name="gr20" style:family="graphic" style:parent-style-name="standard" style:list-style-name="L1">
      <style:graphic-properties svg:stroke-width="0.035cm" svg:stroke-color="#778899" draw:marker-start-width="0.252cm" draw:marker-end-width="0.252cm" draw:fill-color="#826aaf" draw:textarea-horizontal-align="justify" draw:textarea-vertical-align="middle" draw:auto-grow-height="false" fo:min-height="0.352cm" fo:min-width="2.896cm" fo:padding-top="0.142cm" fo:padding-bottom="0.142cm" fo:padding-left="0.267cm" fo:padding-right="0.267cm" draw:shadow="visible" draw:shadow-offset-x="0.071cm" draw:shadow-offset-y="0.071cm" draw:shadow-opacity="50%"/>
    </style:style>
    <style:style style:name="gr21" style:family="graphic" style:parent-style-name="standard">
      <style:graphic-properties svg:stroke-width="0.035cm" svg:stroke-color="#778899" draw:marker-start-width="0.304cm" draw:marker-end-width="0.304cm" draw:fill-color="#5c2d91" draw:textarea-horizontal-align="justify" draw:textarea-vertical-align="middle" draw:auto-grow-height="false" fo:min-height="0.352cm" fo:min-width="1.626cm" fo:padding-top="0.142cm" fo:padding-bottom="0.142cm" fo:padding-left="0.267cm" fo:padding-right="0.267cm" draw:shadow="visible" draw:shadow-offset-x="0.071cm" draw:shadow-offset-y="0.071cm" draw:shadow-opacity="50%"/>
    </style:style>
    <style:style style:name="gr22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2.133cm" fo:padding-top="0.142cm" fo:padding-bottom="0.142cm" fo:padding-left="0.267cm" fo:padding-right="0.267cm" draw:shadow="visible" draw:shadow-offset-x="0.071cm" draw:shadow-offset-y="0.071cm" draw:shadow-opacity="50%"/>
    </style:style>
    <style:style style:name="gr23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3.403cm" fo:padding-top="0.142cm" fo:padding-bottom="0.142cm" fo:padding-left="0.267cm" fo:padding-right="0.267cm" draw:shadow="visible" draw:shadow-offset-x="0.071cm" draw:shadow-offset-y="0.071cm" draw:shadow-opacity="50%"/>
    </style:style>
    <style:style style:name="gr24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0cm" fo:padding-top="0.142cm" fo:padding-bottom="0.142cm" fo:padding-left="0.267cm" fo:padding-right="0.267cm" draw:shadow="visible" draw:shadow-offset-x="0.071cm" draw:shadow-offset-y="0.071cm" draw:shadow-opacity="50%"/>
    </style:style>
    <style:style style:name="gr25" style:family="graphic" style:parent-style-name="objectwithoutfill">
      <style:graphic-properties svg:stroke-width="0.025cm" svg:stroke-color="#2f4f4f" draw:marker-start-width="0.266cm" draw:marker-end="Arrow" draw:marker-end-width="0.12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35cm" svg:stroke-color="#778899" draw:marker-start-width="0.304cm" draw:marker-end-width="0.304cm" draw:fill="solid" draw:fill-color="#5c2d91" draw:textarea-horizontal-align="justify" draw:textarea-vertical-align="middle" draw:auto-grow-height="false" fo:min-height="0.352cm" fo:min-width="1.626cm" fo:padding-top="0.142cm" fo:padding-bottom="0.142cm" fo:padding-left="0.267cm" fo:padding-right="0.267cm" draw:shadow="visible" draw:shadow-offset-x="0.071cm" draw:shadow-offset-y="0.071cm" draw:shadow-opacity="50%"/>
    </style:style>
    <style:style style:name="gr27" style:family="graphic" style:parent-style-name="objectwithoutfill">
      <style:graphic-properties draw:stroke="dash" draw:stroke-dash="Fine_20_Dashed" svg:stroke-width="0.025cm" svg:stroke-color="#2f4f4f" draw:marker-start-width="0.266cm" draw:marker-end="Arrow" draw:marker-end-width="0.127cm" draw:fill="none" draw:textarea-vertical-align="middle" fo:padding-top="0.137cm" fo:padding-bottom="0.137cm" fo:padding-left="0.262cm" fo:padding-right="0.262cm"/>
    </style:style>
    <style:style style:name="gr28" style:family="graphic" style:parent-style-name="standard">
      <style:graphic-properties svg:stroke-width="0.035cm" svg:stroke-color="#778899" draw:marker-start-width="0.252cm" draw:marker-end-width="0.252cm" draw:fill-color="#ffffff" draw:textarea-horizontal-align="justify" draw:textarea-vertical-align="middle" draw:auto-grow-height="false" fo:min-height="0.351cm" fo:min-width="4.038cm" fo:padding-top="0.142cm" fo:padding-bottom="0.142cm" fo:padding-left="0.267cm" fo:padding-right="0.267cm" draw:shadow="visible" draw:shadow-offset-x="0.071cm" draw:shadow-offset-y="0.071cm" draw:shadow-opacity="50%"/>
    </style:style>
    <style:style style:name="P1" style:family="paragraph">
      <style:paragraph-properties fo:text-align="start"/>
    </style:style>
    <style:style style:name="P2" style:family="paragraph">
      <loext:graphic-properties draw:fill-color="#d3d3d3"/>
      <style:paragraph-properties fo:text-align="start"/>
      <style:text-properties style:font-name="Whitney Medium" fo:font-size="7pt" style:font-size-asian="12pt" style:font-size-complex="12pt"/>
    </style:style>
    <style:style style:name="P3" style:family="paragraph">
      <loext:graphic-properties draw:fill-color="#5c2d91"/>
      <style:paragraph-properties fo:text-align="start"/>
      <style:text-properties fo:color="#ffffff" style:font-name="Whitney Medium" fo:font-size="7pt" style:font-size-asian="12pt" style:font-size-complex="12pt"/>
    </style:style>
    <style:style style:name="P4" style:family="paragraph">
      <loext:graphic-properties draw:fill-color="#0066b3"/>
      <style:paragraph-properties fo:text-align="start"/>
      <style:text-properties fo:color="#ffffff" style:font-name="Whitney Medium" fo:font-size="7pt" style:font-size-asian="12pt" style:font-size-complex="12pt"/>
    </style:style>
    <style:style style:name="P5" style:family="paragraph">
      <loext:graphic-properties draw:fill-color="#ffffff"/>
      <style:paragraph-properties fo:text-align="start"/>
      <style:text-properties style:font-name="Whitney Medium" fo:font-size="7pt" style:font-size-asian="12pt" style:font-size-complex="12pt"/>
    </style:style>
    <style:style style:name="P6" style:family="paragraph">
      <loext:graphic-properties draw:fill-color="#826aaf"/>
      <style:paragraph-properties fo:text-align="start"/>
      <style:text-properties fo:color="#ffffff" style:font-name="Whitney Medium" fo:font-size="7pt" style:font-size-asian="12pt" style:font-size-complex="12pt"/>
    </style:style>
    <style:style style:name="P7" style:family="paragraph">
      <loext:graphic-properties draw:fill-color="#c2e0ae"/>
      <style:paragraph-properties fo:text-align="start"/>
      <style:text-properties style:font-name="Whitney Medium" fo:font-size="7pt" style:font-size-asian="12pt" style:font-size-complex="12pt"/>
    </style:style>
    <style:style style:name="P8" style:family="paragraph">
      <loext:graphic-properties draw:fill-color="#e0efd4"/>
      <style:paragraph-properties fo:text-align="start"/>
      <style:text-properties style:font-name="Whitney Medium" fo:font-size="7pt" style:font-size-asian="12pt" style:font-size-complex="12pt"/>
    </style:style>
    <style:style style:name="P9" style:family="paragraph">
      <style:paragraph-properties fo:margin-left="0cm" fo:margin-right="0cm" fo:text-align="start" fo:text-indent="0cm"/>
      <style:text-properties fo:color="#b2b2b2" style:font-name="Whitney Medium" fo:font-size="7pt" style:letter-kerning="true" style:font-name-asian="Noto Sans CJK SC Regular" style:font-size-asian="12pt" style:font-name-complex="Lohit Devanagari" style:font-size-complex="12pt"/>
    </style:style>
    <style:style style:name="P10" style:family="paragraph">
      <loext:graphic-properties draw:fill-color="#e0efd4"/>
      <style:paragraph-properties fo:text-align="start"/>
      <style:text-properties fo:color="#b2b2b2" style:font-name="Whitney Medium" fo:font-size="7pt" style:font-size-asian="12pt" style:font-size-complex="12pt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d3d3d3"/>
      <style:paragraph-properties fo:text-align="center"/>
      <style:text-properties style:font-name="Whitney Medium" fo:font-size="7pt" style:font-size-asian="12pt" style:font-size-complex="12pt"/>
    </style:style>
    <style:style style:name="P13" style:family="paragraph">
      <loext:graphic-properties draw:fill-color="#826aaf"/>
      <style:paragraph-properties fo:text-align="start"/>
      <style:text-properties fo:color="#ffffff" style:font-name="Whitney Medium" fo:font-size="7pt" style:letter-kerning="true" style:font-name-asian="Noto Sans CJK SC Regular" style:font-size-asian="12pt" style:font-name-complex="Lohit Devanagari" style:font-size-complex="12pt"/>
    </style:style>
    <style:style style:name="P14" style:family="paragraph">
      <loext:graphic-properties draw:fill-color="#826aaf"/>
      <style:paragraph-properties fo:text-align="start"/>
      <style:text-properties fo:color="#b2b2b2" style:font-name="Whitney Medium" fo:font-size="7pt" style:font-size-asian="12pt" style:font-size-complex="12pt"/>
    </style:style>
    <style:style style:name="P15" style:family="paragraph">
      <loext:graphic-properties draw:fill-color="#c2e0ae"/>
      <style:paragraph-properties fo:text-align="start"/>
      <style:text-properties fo:color="#b2b2b2" style:font-name="Whitney Medium" fo:font-size="7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5c2d91"/>
      <style:paragraph-properties fo:text-align="start"/>
      <style:text-properties fo:color="#ffffff" style:font-name="Whitney Medium" fo:font-size="7pt" style:font-size-asian="12pt" style:font-size-complex="12pt"/>
    </style:style>
    <style:style style:name="P18" style:family="paragraph">
      <loext:graphic-properties draw:fill="solid" draw:fill-color="#d3d3d3"/>
      <style:paragraph-properties fo:text-align="start"/>
      <style:text-properties fo:color="#b2b2b2" style:font-name="Whitney Medium" fo:font-size="7pt" style:font-size-asian="12pt" style:font-size-complex="12pt"/>
    </style:style>
    <style:style style:name="T1" style:family="text">
      <style:text-properties style:font-name="Whitney Medium" fo:font-size="7pt" style:font-size-asian="12pt" style:font-size-complex="12pt"/>
    </style:style>
    <style:style style:name="T2" style:family="text">
      <style:text-properties fo:color="#ffffff" style:font-name="Whitney Medium" fo:font-size="7pt" style:font-size-asian="12pt" style:font-size-complex="12pt"/>
    </style:style>
    <style:style style:name="T3" style:family="text">
      <style:text-properties fo:color="#ffffff" style:font-name="Whitney Medium" fo:font-size="7pt" style:letter-kerning="true" style:font-name-asian="Noto Sans CJK SC Regular" style:font-size-asian="12pt" style:font-name-complex="Lohit Devanagari" style:font-size-complex="12pt"/>
    </style:style>
    <style:style style:name="T4" style:family="text">
      <style:text-properties fo:color="#b2b2b2" style:font-name="Whitney Medium" fo:font-size="7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635cm" svg:x="2.27cm" svg:y="7.35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0.635cm" svg:x="3.54cm" svg:y="7.35cm">
          <text:p text:style-name="P1"><text:span text:style-name="T2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2.27cm">
          <text:p text:style-name="P1"><text:span text:style-name="T1">B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0.635cm" svg:x="3.54cm" svg:y="2.27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1.43cm" svg:height="0.635cm" svg:x="8.62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3.54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0.635cm" svg:x="3.54cm" svg:y="3.54cm">
          <text:p text:style-name="P1"><text:span text:style-name="T2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4.81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0.635cm" svg:x="3.54cm" svg:y="4.81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0.635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985cm" svg:height="0.635cm" svg:x="13.065cm" svg:y="4.81cm">
          <text:p text:style-name="P1"><text:span text:style-name="T2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9.652cm" svg:height="0.635cm" svg:x="10.398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8.62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0.635cm" svg:x="3.54cm" svg:y="8.62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715cm" svg:height="0.635cm" svg:x="8.62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.715cm" svg:height="0.635cm" svg:x="14.335cm" svg:y="8.62cm">
          <text:p text:style-name="P1"><text:span text:style-name="T1">Update (lz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2.43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0.635cm" svg:x="3.54cm" svg:y="12.43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89cm" svg:height="0.635cm" svg:x="8.62cm" svg:y="12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635cm" svg:x="17.51cm" svg:y="12.43cm">
          <text:p text:style-name="P1"><text:span text:style-name="T1">Update (lz4-dic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14.97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0.635cm" svg:x="3.54cm" svg:y="14.97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05cm" svg:height="0.635cm" svg:x="8.62cm" svg:y="14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85cm" svg:height="0.635cm" svg:x="10.525cm" svg:y="14.97cm">
          <text:p text:style-name="P1"><text:span text:style-name="T2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54cm" svg:height="0.635cm" svg:x="17.51cm" svg:y="14.97cm">
          <text:p text:style-name="P9">Update (lz4-dict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18.78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0.635cm" svg:x="3.54cm" svg:y="18.78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8.255cm" svg:height="0.635cm" svg:x="8.62cm" svg:y="18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175cm" svg:height="0.635cm" svg:x="16.875cm" svg:y="18.78cm">
          <text:p text:style-name="P1"><text:span text:style-name="T1">Update (lz4-dict-inplac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20.05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3" draw:id="id13" draw:layer="layout" svg:width="5.08cm" svg:height="0.635cm" svg:x="3.54cm" svg:y="20.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35cm" svg:height="0.635cm" svg:x="8.62cm" svg:y="20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2" xml:id="id11" draw:id="id11" draw:layer="layout" svg:width="1.905cm" svg:height="0.635cm" svg:x="14.97cm" svg:y="20.05cm">
          <text:p text:style-name="P11"><text:span text:style-name="T1">Scra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3.175cm" svg:height="0.635cm" svg:x="16.875cm" svg:y="20.05cm">
          <text:p text:style-name="P1"><text:span text:style-name="T1">Update (lz4-dict-inplac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635cm" svg:x="2.27cm" svg:y="6.08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302cm" svg:height="0.635cm" svg:x="5.318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45cm" svg:height="0.635cm" svg:x="8.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6.985cm" svg:height="0.635cm" svg:x="13.065cm" svg:y="6.08cm">
          <text:p text:style-name="P1"><text:span text:style-name="T2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6" draw:id="id6" draw:layer="layout" svg:width="3.429cm" svg:height="0.635cm" svg:x="3.54cm" svg:y="6.08cm">
          <text:p text:style-name="P1"><text:span text:style-name="T2">New firmware</text:span></text:p>
          <draw:enhanced-geometry svg:viewBox="0 0 21600 21600" draw:mirror-horizontal="false" draw:mirror-vertical="false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1.27cm" svg:height="0.635cm" svg:x="2.27cm" svg:y="9.89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08cm" svg:height="0.635cm" svg:x="3.54cm" svg:y="9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715cm" svg:height="0.635cm" svg:x="8.6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4" draw:id="id4" draw:layer="layout" svg:width="3.429cm" svg:height="0.635cm" svg:x="3.54cm" svg:y="9.89cm">
          <text:p text:style-name="P1"><text:span text:style-name="T2">New firmware</text:span></text:p>
          <draw:enhanced-geometry svg:viewBox="0 0 21600 21600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7" xml:id="id3" draw:id="id3" draw:layer="layout" svg:width="5.715cm" svg:height="0.635cm" svg:x="14.335cm" svg:y="9.89cm">
          <text:p text:style-name="P1"><text:span text:style-name="T1">Update (lz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3.7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5.08cm" svg:height="0.635cm" svg:x="3.54cm" svg:y="13.7cm">
          <text:p text:style-name="P1"><text:span text:style-name="T2">Current firm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89cm" svg:height="0.635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2.54cm" svg:height="0.635cm" svg:x="17.51cm" svg:y="13.7cm">
          <text:p text:style-name="P1"><text:span text:style-name="T1">Update (lz4-dict)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" draw:id="id2" draw:layer="layout" svg:width="3.429cm" svg:height="0.635cm" svg:x="10.525cm" svg:y="13.7cm">
          <text:p text:style-name="P1"><text:span text:style-name="T3">Update (plain)</text:span></text:p>
          <draw:enhanced-geometry svg:viewBox="0 0 21600 21600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1.27cm" svg:height="0.635cm" svg:x="2.27cm" svg:y="16.24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08cm" svg:height="0.635cm" svg:x="3.54cm" svg:y="16.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905cm" svg:height="0.635cm" svg:x="8.62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6.985cm" svg:height="0.635cm" svg:x="10.525cm" svg:y="16.24cm">
          <text:p text:style-name="P1"><text:span text:style-name="T2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54cm" svg:height="0.635cm" svg:x="17.51cm" svg:y="16.24cm">
          <text:p text:style-name="P1"><text:span text:style-name="T4">Update (lz4-dict)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8" draw:id="id8" draw:layer="layout" svg:width="3.429cm" svg:height="0.635cm" svg:x="3.54cm" svg:y="16.24cm">
          <text:p text:style-name="P1"><text:span text:style-name="T2">New firmware</text:span></text:p>
          <draw:enhanced-geometry svg:viewBox="0 0 21600 21600" draw:text-areas="0 0 21600 21600" draw:type="pentagon-right" draw:modifiers="19603.73177842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3" xml:id="id12" draw:id="id12" draw:layer="layout" svg:width="2.159cm" svg:height="0.635cm" svg:x="3.54cm" svg:y="20.05cm">
          <text:p text:style-name="P1"><text:span text:style-name="T2">New firmware</text:span></text:p>
          <draw:enhanced-geometry svg:viewBox="0 0 21600 21600" draw:text-areas="0 0 21600 21600" draw:type="pentagon-right" draw:modifiers="1843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2" draw:text-style-name="P5" draw:layer="layout" svg:width="2.667cm" svg:height="0.635cm" svg:x="10.398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6.985cm" svg:height="0.635cm" svg:x="13.065cm" svg:y="7.35cm">
          <text:p text:style-name="P1"><text:span text:style-name="T4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1.16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0.635cm" svg:x="3.54cm" svg:y="11.16cm">
          <text:p text:style-name="P1"><text:span text:style-name="T2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3.937cm" svg:height="0.635cm" svg:x="10.398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5.715cm" svg:height="0.635cm" svg:x="14.335cm" svg:y="11.16cm">
          <text:p text:style-name="P1"><text:span text:style-name="T4">Update (lz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7cm" svg:height="0.635cm" svg:x="2.27cm" svg:y="17.51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0.635cm" svg:x="3.54cm" svg:y="17.51cm">
          <text:p text:style-name="P1"><text:span text:style-name="T2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0.127cm" svg:height="0.635cm" svg:x="10.398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draw:layer="layout" svg:width="6.985cm" svg:height="0.635cm" svg:x="10.525cm" svg:y="17.51cm">
          <text:p text:style-name="P1"><text:span text:style-name="T4">Update (pla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54cm" svg:height="0.635cm" svg:x="17.51cm" svg:y="17.51cm">
          <text:p text:style-name="P1"><text:span text:style-name="T4">Update (lz4-dict)</text:span></text:p>
          <draw:enhanced-geometry svg:viewBox="0 0 21600 21600" draw:type="rectangle" draw:enhanced-path="M 0 0 L 21600 0 21600 21600 0 21600 0 0 Z N"/>
        </draw:custom-shape>
        <draw:connector draw:style-name="gr25" draw:text-style-name="P16" draw:layer="layout" draw:line-skew="-0.208cm" svg:x1="18.78cm" svg:y1="14.335cm" svg:x2="12.239cm" svg:y2="14.335cm" draw:start-shape="id1" draw:start-glue-point="2" draw:end-shape="id2" draw:end-glue-point="2" svg:d="M18780 14335v381h-6541v-381" svg:viewBox="0 0 6542 382">
          <text:p/>
        </draw:connector>
        <draw:connector draw:style-name="gr25" draw:text-style-name="P16" draw:layer="layout" draw:line-skew="-0.208cm" svg:x1="17.192cm" svg:y1="10.525cm" svg:x2="5.254cm" svg:y2="10.525cm" draw:start-shape="id3" draw:start-glue-point="2" draw:end-shape="id4" draw:end-glue-point="2" svg:d="M17192 10525v381h-11938v-381" svg:viewBox="0 0 11939 382">
          <text:p/>
        </draw:connector>
        <draw:connector draw:style-name="gr25" draw:text-style-name="P16" draw:layer="layout" draw:line-skew="-0.208cm" svg:x1="16.557cm" svg:y1="6.715cm" svg:x2="5.254cm" svg:y2="6.715cm" draw:start-shape="id5" draw:end-shape="id6" draw:end-glue-point="2" svg:d="M16557 6715v381h-11303v-381" svg:viewBox="0 0 11304 382">
          <text:p/>
        </draw:connector>
        <draw:connector draw:style-name="gr25" draw:text-style-name="P16" draw:layer="layout" draw:line-skew="-0.208cm" svg:x1="14.017cm" svg:y1="16.875cm" svg:x2="5.254cm" svg:y2="16.875cm" draw:start-shape="id7" draw:start-glue-point="2" draw:end-shape="id8" draw:end-glue-point="2" svg:d="M14017 16875v381h-8763v-381" svg:viewBox="0 0 8764 382">
          <text:p/>
        </draw:connector>
        <draw:custom-shape draw:style-name="gr26" draw:text-style-name="P17" xml:id="id10" draw:id="id10" draw:layer="layout" svg:width="0.762cm" svg:height="0.635cm" svg:x="14.97cm" svg:y="20.05cm">
          <text:p/>
          <draw:enhanced-geometry svg:viewBox="0 0 21600 21600" draw:text-areas="0 0 21600 21600" draw:type="pentagon-right" draw:modifiers="12597.64089121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" draw:text-style-name="P16" draw:layer="layout" draw:line-skew="-0.208cm" svg:x1="18.462cm" svg:y1="20.685cm" svg:x2="15.351cm" svg:y2="20.685cm" draw:start-shape="id9" draw:start-glue-point="2" draw:end-shape="id10" draw:end-glue-point="2" svg:d="M18462 20685v381h-3111v-381" svg:viewBox="0 0 3112 382">
          <text:p/>
        </draw:connector>
        <draw:connector draw:style-name="gr25" draw:text-style-name="P16" draw:layer="layout" draw:line-skew="-0.335cm" svg:x1="15.922cm" svg:y1="20.685cm" svg:x2="4.619cm" svg:y2="20.685cm" draw:start-shape="id11" draw:start-glue-point="2" draw:end-shape="id12" draw:end-glue-point="2" svg:d="M15922 20685v254h-11303v-254" svg:viewBox="0 0 11304 255">
          <text:p/>
        </draw:connector>
        <draw:connector draw:style-name="gr27" draw:text-style-name="P16" draw:layer="layout" draw:line-skew="0.138cm" svg:x1="6.08cm" svg:y1="20.05cm" svg:x2="15.351cm" svg:y2="20.05cm" draw:start-shape="id13" draw:start-glue-point="0" draw:end-shape="id10" svg:d="M6080 20050v-381h9271v381" svg:viewBox="0 0 9272 382">
          <text:p/>
        </draw:connector>
        <draw:connector draw:style-name="gr27" draw:text-style-name="P16" draw:layer="layout" draw:line-skew="0.138cm" svg:x1="6.08cm" svg:y1="13.7cm" svg:x2="12.239cm" svg:y2="13.7cm" draw:start-shape="id14" draw:start-glue-point="0" draw:end-shape="id2" draw:end-glue-point="0" svg:d="M6080 13700v-381h6159v381" svg:viewBox="0 0 6160 382">
          <text:p/>
        </draw:connector>
        <draw:custom-shape draw:style-name="gr1" draw:text-style-name="P2" draw:layer="layout" svg:width="1.27cm" svg:height="0.635cm" svg:x="2.27cm" svg:y="21.32cm">
          <text:p text:style-name="P1"><text:span text:style-name="T1">B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58cm" svg:height="0.635cm" svg:x="3.54cm" svg:y="21.32cm">
          <text:p text:style-name="P1"><text:span text:style-name="T2">New firm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4.572cm" svg:height="0.635cm" svg:x="10.398cm" svg:y="21.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1.905cm" svg:height="0.635cm" svg:x="14.97cm" svg:y="21.32cm">
          <text:p text:style-name="P1"><text:span text:style-name="T4">Scratch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175cm" svg:height="0.635cm" svg:x="16.875cm" svg:y="21.32cm">
          <text:p text:style-name="P1"><text:span text:style-name="T4">Update (lz4-dict-inplace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 Medium" svg:font-family="'Whitney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6:03:16.541495169</meta:creation-date>
    <dc:date>2018-06-04T22:28:44.773186328</dc:date>
    <meta:editing-duration>PT1H8M42S</meta:editing-duration>
    <meta:editing-cycles>21</meta:editing-cycles>
    <meta:generator>LibreOffice/5.3.1.2$Linux_X86_64 LibreOffice_project/30m0$Build-2</meta:generator>
    <dc:creator>Michael Kuyper</dc:creator>
    <meta:document-statistic meta:object-count="81"/>
  </office:meta>
</office:document-meta>
</file>